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" svg:font-family="Courier, monospac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7.486cm" style:rel-column-width="27892*"/>
    </style:style>
    <style:style style:name="Table1.B" style:family="table-column">
      <style:table-column-properties style:column-width="10.104cm" style:rel-column-width="37642*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.498cm" table:align="left"/>
    </style:style>
    <style:style style:name="Table2.A" style:family="table-column">
      <style:table-column-properties style:column-width="1.894cm"/>
    </style:style>
    <style:style style:name="Table2.B" style:family="table-column">
      <style:table-column-properties style:column-width="15.603cm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2" style:family="paragraph" style:parent-style-name="Heading_20_2">
      <style:text-properties style:font-name="Liberation Sans1" fo:font-size="14pt" fo:language="es" fo:country="MX" style:font-size-asian="18pt" style:font-size-complex="18pt"/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fo:color="#808080" loext:opacity="100%" style:font-name="Liberation Sans1" fo:font-size="14pt" fo:language="es" fo:country="MX" fo:font-weight="normal" officeooo:rsid="0017d542" style:font-name-asian="Songti SC" style:font-size-asian="18pt" style:font-weight-asian="normal" style:font-name-complex="Arial Unicode MS" style:font-size-complex="18pt" style:font-weight-complex="normal"/>
    </style:style>
    <style:style style:name="P5" style:family="paragraph" style:parent-style-name="Heading_20_2">
      <style:text-properties fo:color="#808080" loext:opacity="100%" style:font-name="Liberation Sans1" fo:font-size="14pt" fo:language="es" fo:country="MX" fo:font-weight="normal" style:font-size-asian="18pt" style:font-weight-asian="normal" style:font-size-complex="18pt" style:font-weight-complex="normal"/>
    </style:style>
    <style:style style:name="P6" style:family="paragraph" style:parent-style-name="Heading_20_2">
      <style:text-properties fo:color="#808080" loext:opacity="100%" style:font-name="Liberation Sans1" fo:font-size="14pt" fo:language="es" fo:country="MX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text-properties fo:color="#808080" loext:opacity="100%" style:font-name="Liberation Mono" fo:font-size="10pt" fo:language="es" fo:country="MX" officeooo:rsid="001a500e" officeooo:paragraph-rsid="001a500e" style:font-size-asian="10pt" style:font-size-complex="10pt"/>
    </style:style>
    <style:style style:name="P8" style:family="paragraph" style:parent-style-name="Heading_20_2">
      <style:text-properties fo:language="es" fo:country="MX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language="es" fo:country="MX" officeooo:paragraph-rsid="0013b28c"/>
    </style:style>
    <style:style style:name="P10" style:family="paragraph" style:parent-style-name="Text_20_body">
      <style:paragraph-properties fo:orphans="2" fo:widows="2"/>
      <style:text-properties fo:language="es" fo:country="MX" officeooo:paragraph-rsid="00526bc3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language="es" fo:country="MX" officeooo:rsid="0014e250" officeooo:paragraph-rsid="0014e250"/>
    </style:style>
    <style:style style:name="P12" style:family="paragraph" style:parent-style-name="Text_20_body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fo:language="es" fo:country="MX" officeooo:paragraph-rsid="0055b712"/>
    </style:style>
    <style:style style:name="P13" style:family="paragraph" style:parent-style-name="Standard" style:master-page-name="">
      <loext:graphic-properties draw:fill="none"/>
      <style:paragraph-properties fo:margin-left="1cm" fo:margin-right="0cm" fo:line-height="115%" fo:orphans="2" fo:widows="2" fo:text-indent="-1cm" style:auto-text-indent="false" style:page-number="auto" fo:background-color="transparent"/>
      <style:text-properties fo:language="es" fo:country="MX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9pt" fo:letter-spacing="normal" fo:language="es" fo:country="MX" fo:font-style="normal" fo:font-weight="normal" style:font-size-asian="11pt" style:font-size-complex="11pt"/>
    </style:style>
    <style:style style:name="P1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Mono" fo:font-size="9pt" fo:letter-spacing="normal" fo:language="es" fo:country="MX" fo:font-style="normal" fo:font-weight="normal" style:font-size-asian="11pt" style:font-size-complex="11pt"/>
    </style:style>
    <style:style style:name="P16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Liberation Mono" fo:font-size="9pt" fo:letter-spacing="normal" fo:language="es" fo:country="MX" fo:font-style="normal" fo:font-weight="normal" style:font-size-asian="11pt" style:font-size-complex="11pt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9pt" fo:letter-spacing="normal" fo:language="es" fo:country="MX" fo:font-style="normal" fo:font-weight="normal" officeooo:rsid="0015cd7c" officeooo:paragraph-rsid="0015cd7c" style:font-size-asian="11pt" style:font-size-complex="11pt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loext:opacity="100%" style:font-name="Liberation Mono" fo:font-size="9pt" fo:letter-spacing="normal" fo:language="es" fo:country="MX" style:font-size-asian="11pt" style:font-size-complex="11pt"/>
    </style:style>
    <style:style style:name="P19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paragraph-rsid="0012d7cf" style:font-size-asian="9.60000038146973pt" style:font-size-complex="11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style:font-size-asian="11pt" style:font-size-complex="11pt"/>
    </style:style>
    <style:style style:name="P21" style:family="paragraph" style:parent-style-name="Preformatted_20_Text">
      <style:paragraph-properties fo:orphans="2" fo:widows="2"/>
      <style:text-properties fo:color="#000000" loext:opacity="100%" style:font-name="Liberation Mono" fo:font-size="9pt" fo:language="es" fo:country="MX" style:font-size-asian="11pt" style:font-size-complex="11pt"/>
    </style:style>
    <style:style style:name="P22" style:family="paragraph" style:parent-style-name="Standard">
      <style:text-properties fo:color="#000000" loext:opacity="100%" fo:font-size="11pt" fo:language="es" fo:country="MX" style:font-size-asian="11pt" style:font-size-complex="11pt"/>
    </style:style>
    <style:style style:name="P23" style:family="paragraph" style:parent-style-name="Table_20_Contents">
      <style:text-properties fo:color="#000000" loext:opacity="100%" style:font-name="SF Pro Text" fo:font-size="11pt" fo:language="es" fo:country="MX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font-name="SF Pro Text" fo:font-size="11pt" fo:language="es" fo:country="MX" officeooo:rsid="0017ae1c" officeooo:paragraph-rsid="0017ae1c" style:font-size-asian="11pt" style:font-size-complex="11pt"/>
    </style:style>
    <style:style style:name="P25" style:family="paragraph" style:parent-style-name="Table_20_Contents">
      <style:paragraph-properties fo:margin-top="0cm" fo:margin-bottom="0.12cm" style:contextual-spacing="false"/>
      <style:text-properties fo:color="#000000" loext:opacity="100%" style:font-name="SF Pro Text" fo:font-size="10pt" fo:language="es" fo:country="MX" style:font-size-asian="10pt" style:font-size-complex="10pt"/>
    </style:style>
    <style:style style:name="P26" style:family="paragraph" style:parent-style-name="Table_20_Contents">
      <style:paragraph-properties fo:margin-top="0cm" fo:margin-bottom="0.12cm" style:contextual-spacing="false"/>
      <style:text-properties fo:color="#000000" loext:opacity="100%" style:font-name="SF Pro Text" fo:font-size="10pt" fo:language="es" fo:country="MX" officeooo:paragraph-rsid="003ba7d2" style:font-size-asian="10pt" style:font-size-complex="10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18ff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e9e38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0d065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4aab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6a9609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officeooo:paragraph-rsid="005f1ee3"/>
    </style:style>
    <style:style style:name="P34" style:family="paragraph" style:parent-style-name="Text_20_body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officeooo:paragraph-rsid="0055b712"/>
    </style:style>
    <style:style style:name="P35" style:family="paragraph" style:parent-style-name="Standard" style:master-page-name="">
      <loext:graphic-properties draw:fill="none"/>
      <style:paragraph-properties fo:margin-left="1cm" fo:margin-right="0cm" fo:line-height="115%" fo:orphans="2" fo:widows="2" fo:text-indent="-1cm" style:auto-text-indent="false" style:page-number="auto" fo:background-color="transparent"/>
    </style:style>
    <style:style style:name="P36" style:family="paragraph" style:parent-style-name="Text_20_body">
      <style:paragraph-properties fo:margin-left="0cm" fo:margin-right="0cm" fo:margin-top="0cm" fo:margin-bottom="0cm" style:contextual-spacing="true" fo:line-height="115%" fo:orphans="2" fo:widows="2" fo:text-indent="0cm" style:auto-text-indent="false"/>
      <style:text-properties style:font-name="Liberation Mono" fo:language="es" fo:country="MX" officeooo:rsid="003a38fc" officeooo:paragraph-rsid="0055b712"/>
    </style:style>
    <style:style style:name="P37" style:family="paragraph" style:parent-style-name="Text_20_body" style:list-style-name="L1">
      <style:paragraph-properties fo:orphans="2" fo:widows="2"/>
      <style:text-properties officeooo:paragraph-rsid="002ed321"/>
    </style:style>
    <style:style style:name="P38" style:family="paragraph" style:parent-style-name="Text_20_body" style:list-style-name="L1">
      <style:paragraph-properties fo:orphans="2" fo:widows="2"/>
      <style:text-properties officeooo:paragraph-rsid="00460aaf"/>
    </style:style>
    <style:style style:name="P39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Liberation Sans1" fo:font-size="18pt" fo:letter-spacing="normal" fo:language="es" fo:country="MX" fo:font-style="normal" fo:font-weight="bold" officeooo:rsid="0012d7cf" officeooo:paragraph-rsid="0055fa33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loext:opacity="100%" style:font-name="SF Pro Text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loext:opacity="100%" style:font-name="SF Pro Text" fo:font-size="11pt" fo:letter-spacing="normal" fo:font-style="normal" fo:font-weight="normal" officeooo:rsid="0013b28c" style:font-size-asian="11pt" style:font-size-complex="11pt"/>
    </style:style>
    <style:style style:name="T3" style:family="text">
      <style:text-properties fo:font-variant="normal" fo:text-transform="none" fo:color="#000000" loext:opacity="100%" style:font-name="SF Pro Text" fo:font-size="11pt" fo:letter-spacing="normal" fo:font-style="normal" fo:font-weight="normal" officeooo:rsid="0012d7cf" style:font-size-asian="11pt" style:font-size-complex="11pt"/>
    </style:style>
    <style:style style:name="T4" style:family="text">
      <style:text-properties fo:font-variant="normal" fo:text-transform="none" fo:color="#000000" loext:opacity="100%" style:font-name="SF Pro Text" fo:font-size="11pt" fo:letter-spacing="normal" fo:font-style="normal" fo:font-weight="normal" officeooo:rsid="001ae23e" style:font-size-asian="11pt" style:font-size-complex="11pt"/>
    </style:style>
    <style:style style:name="T5" style:family="text">
      <style:text-properties fo:font-variant="normal" fo:text-transform="none" fo:color="#000000" loext:opacity="100%" style:font-name="SF Pro Text" fo:font-size="11pt" fo:letter-spacing="normal" fo:font-style="normal" fo:font-weight="normal" officeooo:rsid="002895a8" style:font-size-asian="11pt" style:font-size-complex="11pt"/>
    </style:style>
    <style:style style:name="T6" style:family="text">
      <style:text-properties fo:font-variant="normal" fo:text-transform="none" fo:color="#000000" loext:opacity="100%" style:font-name="SF Pro Text" fo:font-size="11pt" fo:letter-spacing="normal" fo:font-style="normal" fo:font-weight="normal" officeooo:rsid="00526bc3" style:font-size-asian="11pt" style:font-size-complex="11pt"/>
    </style:style>
    <style:style style:name="T7" style:family="text">
      <style:text-properties fo:font-variant="normal" fo:text-transform="none" fo:color="#000000" loext:opacity="100%" style:font-name="SF Pro Text" fo:font-size="11pt" fo:letter-spacing="normal" fo:font-style="normal" fo:font-weight="normal" officeooo:rsid="00538765" style:font-size-asian="11pt" style:font-size-complex="11pt"/>
    </style:style>
    <style:style style:name="T8" style:family="text">
      <style:text-properties fo:font-variant="normal" fo:text-transform="none" fo:color="#000000" loext:opacity="100%" style:font-name="SF Pro Text" fo:font-size="11pt" fo:letter-spacing="normal" fo:font-style="normal" fo:font-weight="normal" officeooo:rsid="0053e4d6" style:font-size-asian="11pt" style:font-size-complex="11pt"/>
    </style:style>
    <style:style style:name="T9" style:family="text">
      <style:text-properties fo:font-variant="normal" fo:text-transform="none" fo:color="#000000" loext:opacity="100%" style:font-name="SF Pro Text" fo:font-size="11pt" fo:letter-spacing="normal" fo:font-style="normal" fo:font-weight="normal" officeooo:rsid="00554136" style:font-size-asian="11pt" style:font-size-complex="11pt"/>
    </style:style>
    <style:style style:name="T10" style:family="text">
      <style:text-properties fo:font-variant="normal" fo:text-transform="none" fo:color="#000000" loext:opacity="100%" style:font-name="SF Pro Text" fo:font-size="11pt" fo:letter-spacing="normal" fo:font-style="normal" style:text-underline-style="none" fo:font-weight="normal" officeooo:rsid="001ae23e" style:font-size-asian="11pt" style:font-style-asian="normal" style:font-size-complex="11pt" style:font-style-complex="normal"/>
    </style:style>
    <style:style style:name="T11" style:family="text">
      <style:text-properties fo:font-variant="normal" fo:text-transform="none" fo:color="#000000" loext:opacity="100%" style:font-name="SF Pro Text" fo:font-size="11pt" fo:letter-spacing="normal" fo:font-style="italic" fo:font-weight="normal" officeooo:rsid="001ae23e" style:font-size-asian="11pt" style:font-style-asian="italic" style:font-size-complex="11pt" style:font-style-complex="italic"/>
    </style:style>
    <style:style style:name="T12" style:family="text">
      <style:text-properties fo:font-variant="normal" fo:text-transform="none" fo:color="#000000" loext:opacity="100%" style:font-name="SF Pro Text" fo:font-size="11pt" fo:letter-spacing="normal" fo:font-style="italic" fo:font-weight="normal" style:font-size-asian="11pt" style:font-size-complex="11pt"/>
    </style:style>
    <style:style style:name="T13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13b28c" style:font-size-asian="11pt" style:font-size-complex="11pt"/>
    </style:style>
    <style:style style:name="T15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1ae23e" style:font-size-asian="11pt" style:font-size-complex="11pt"/>
    </style:style>
    <style:style style:name="T16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1f18ff" style:font-size-asian="11pt" style:font-size-complex="11pt"/>
    </style:style>
    <style:style style:name="T17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1dca07" style:font-size-asian="11pt" style:font-size-complex="11pt"/>
    </style:style>
    <style:style style:name="T18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3d60cd" style:font-size-asian="11pt" style:font-size-complex="11pt"/>
    </style:style>
    <style:style style:name="T19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2b1384" style:font-size-asian="11pt" style:font-size-complex="11pt"/>
    </style:style>
    <style:style style:name="T20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208e3d" style:font-size-asian="11pt" style:font-size-complex="11pt"/>
    </style:style>
    <style:style style:name="T21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2c1cf9" style:font-size-asian="11pt" style:font-size-complex="11pt"/>
    </style:style>
    <style:style style:name="T22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2dead6" style:font-size-asian="11pt" style:font-size-complex="11pt"/>
    </style:style>
    <style:style style:name="T23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13f464" style:font-size-asian="11pt" style:font-size-complex="11pt"/>
    </style:style>
    <style:style style:name="T24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41fa6f" style:font-size-asian="11pt" style:font-size-complex="11pt"/>
    </style:style>
    <style:style style:name="T25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44aabe" style:font-size-asian="11pt" style:font-size-complex="11pt"/>
    </style:style>
    <style:style style:name="T26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14e250" style:font-size-asian="11pt" style:font-size-complex="11pt"/>
    </style:style>
    <style:style style:name="T27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3059b1" style:font-size-asian="11pt" style:font-size-complex="11pt"/>
    </style:style>
    <style:style style:name="T28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25b61a" style:font-size-asian="11pt" style:font-size-complex="11pt"/>
    </style:style>
    <style:style style:name="T29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18b80d" style:font-size-asian="11pt" style:font-size-complex="11pt"/>
    </style:style>
    <style:style style:name="T30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12d7cf" style:font-size-asian="11pt" style:font-size-complex="11pt"/>
    </style:style>
    <style:style style:name="T31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38568a" style:font-size-asian="11pt" style:font-size-complex="11pt"/>
    </style:style>
    <style:style style:name="T32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26b3f7" style:font-size-asian="11pt" style:font-size-complex="11pt"/>
    </style:style>
    <style:style style:name="T33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560527" style:font-size-asian="11pt" style:font-size-complex="11pt"/>
    </style:style>
    <style:style style:name="T34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595d08" style:font-size-asian="11pt" style:font-size-complex="11pt"/>
    </style:style>
    <style:style style:name="T35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26c90d" style:font-size-asian="11pt" style:font-size-complex="11pt"/>
    </style:style>
    <style:style style:name="T36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5978fd" style:font-size-asian="11pt" style:font-size-complex="11pt"/>
    </style:style>
    <style:style style:name="T37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60d065" style:font-size-asian="11pt" style:font-size-complex="11pt"/>
    </style:style>
    <style:style style:name="T38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623d18" style:font-size-asian="11pt" style:font-size-complex="11pt"/>
    </style:style>
    <style:style style:name="T39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639a8a" style:font-size-asian="11pt" style:font-size-complex="11pt"/>
    </style:style>
    <style:style style:name="T40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2ed321" style:font-size-asian="11pt" style:font-size-complex="11pt"/>
    </style:style>
    <style:style style:name="T41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6b7dac" style:font-size-asian="11pt" style:font-size-complex="11pt"/>
    </style:style>
    <style:style style:name="T42" style:family="text">
      <style:text-properties fo:font-variant="normal" fo:text-transform="none" fo:color="#000000" loext:opacity="100%" style:font-name="SF Pro Text" fo:font-size="11pt" fo:letter-spacing="normal" fo:language="es" fo:country="MX" fo:font-style="normal" fo:font-weight="normal" officeooo:rsid="00623d18" style:font-name-asian="Liberation Mono1" style:font-size-asian="11pt" style:font-name-complex="Liberation Mono1" style:font-size-complex="11pt"/>
    </style:style>
    <style:style style:name="T43" style:family="text">
      <style:text-properties fo:font-variant="normal" fo:text-transform="none" fo:color="#000000" loext:opacity="100%" style:font-name="SF Pro Text" fo:font-size="11pt" fo:letter-spacing="normal" fo:language="es" fo:country="MX" fo:font-style="italic" fo:font-weight="normal" officeooo:rsid="0026c90d" style:font-size-asian="11pt" style:font-style-asian="italic" style:font-size-complex="11pt" style:font-style-complex="italic"/>
    </style:style>
    <style:style style:name="T44" style:family="text">
      <style:text-properties fo:font-variant="normal" fo:text-transform="none" fo:color="#000000" loext:opacity="100%" style:font-name="SF Pro Text" fo:font-size="11pt" fo:letter-spacing="normal" fo:language="es" fo:country="MX" fo:font-style="italic" fo:font-weight="normal" officeooo:rsid="006b7dac" style:font-size-asian="11pt" style:font-style-asian="italic" style:font-size-complex="11pt" style:font-style-complex="italic"/>
    </style:style>
    <style:style style:name="T45" style:family="text">
      <style:text-properties fo:font-variant="normal" fo:text-transform="none" fo:color="#000000" loext:opacity="100%" style:font-name="Liberation Sans1" fo:font-size="11pt" fo:letter-spacing="normal" fo:font-style="normal" fo:font-weight="normal" style:font-size-asian="11pt" style:font-size-complex="11pt"/>
    </style:style>
    <style:style style:name="T46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6fa06" style:font-size-asian="11pt" style:font-size-complex="11pt"/>
    </style:style>
    <style:style style:name="T47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04622" style:font-size-asian="11pt" style:font-size-complex="11pt"/>
    </style:style>
    <style:style style:name="T48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55b712" style:font-size-asian="11pt" style:font-size-complex="11pt"/>
    </style:style>
    <style:style style:name="T49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304622" style:font-size-asian="11pt" style:font-style-asian="normal" style:font-size-complex="11pt" style:font-style-complex="normal"/>
    </style:style>
    <style:style style:name="T5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style:font-size-asian="11pt" style:font-size-complex="11pt"/>
    </style:style>
    <style:style style:name="T5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13b28c" style:font-size-asian="11pt" style:font-size-complex="11pt"/>
    </style:style>
    <style:style style:name="T52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1f18ff" style:font-size-asian="11pt" style:font-size-complex="11pt"/>
    </style:style>
    <style:style style:name="T53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2b1384" style:font-size-asian="11pt" style:font-size-complex="11pt"/>
    </style:style>
    <style:style style:name="T54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13f464" style:font-size-asian="11pt" style:font-size-complex="11pt"/>
    </style:style>
    <style:style style:name="T55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2dead6" style:font-size-asian="11pt" style:font-size-complex="11pt"/>
    </style:style>
    <style:style style:name="T56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44aabe" style:font-size-asian="11pt" style:font-size-complex="11pt"/>
    </style:style>
    <style:style style:name="T57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41fa6f" style:font-size-asian="11pt" style:font-size-complex="11pt"/>
    </style:style>
    <style:style style:name="T58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14e250" style:font-size-asian="11pt" style:font-size-complex="11pt"/>
    </style:style>
    <style:style style:name="T5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2ed321" style:font-size-asian="11pt" style:font-size-complex="11pt"/>
    </style:style>
    <style:style style:name="T6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431e86" style:font-size-asian="11pt" style:font-size-complex="11pt"/>
    </style:style>
    <style:style style:name="T6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460aaf" style:font-size-asian="11pt" style:font-size-complex="11pt"/>
    </style:style>
    <style:style style:name="T62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059b1" style:font-size-asian="11pt" style:font-size-complex="11pt"/>
    </style:style>
    <style:style style:name="T63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17ae1c" style:font-size-asian="11pt" style:font-size-complex="11pt"/>
    </style:style>
    <style:style style:name="T64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26b3f7" style:font-size-asian="11pt" style:font-size-complex="11pt"/>
    </style:style>
    <style:style style:name="T65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26fa06" style:font-size-asian="11pt" style:font-size-complex="11pt"/>
    </style:style>
    <style:style style:name="T66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3a38fc" style:font-size-asian="11pt" style:font-size-complex="11pt"/>
    </style:style>
    <style:style style:name="T67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578faf" style:font-size-asian="11pt" style:font-size-complex="11pt"/>
    </style:style>
    <style:style style:name="T68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623d18" style:font-size-asian="11pt" style:font-size-complex="11pt"/>
    </style:style>
    <style:style style:name="T6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645d2e" style:font-size-asian="11pt" style:font-size-complex="11pt"/>
    </style:style>
    <style:style style:name="T7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595d08" style:font-name-asian="Liberation Mono1" style:font-size-asian="11pt" style:font-name-complex="Liberation Mono1" style:font-size-complex="11pt"/>
    </style:style>
    <style:style style:name="T7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623d18" style:font-name-asian="Liberation Mono1" style:font-size-asian="11pt" style:font-name-complex="Liberation Mono1" style:font-size-complex="11pt"/>
    </style:style>
    <style:style style:name="T72" style:family="text">
      <style:text-properties fo:font-variant="normal" fo:text-transform="none" fo:color="#000000" loext:opacity="100%" style:font-name="Liberation Sans1" fo:font-size="11pt" fo:letter-spacing="normal" fo:language="es" fo:country="MX" fo:font-style="italic" fo:font-weight="normal" style:font-size-asian="11pt" style:font-style-asian="italic" style:font-size-complex="11pt" style:font-style-complex="italic"/>
    </style:style>
    <style:style style:name="T73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55b712" style:font-size-asian="11pt" style:font-style-asian="italic" style:font-size-complex="11pt" style:font-style-complex="italic"/>
    </style:style>
    <style:style style:name="T74" style:family="text">
      <style:text-properties fo:font-variant="normal" fo:text-transform="none" fo:color="#000000" loext:opacity="100%" style:font-name="Liberation Sans1" fo:font-size="11pt" fo:letter-spacing="normal" fo:font-style="italic" fo:font-weight="normal" officeooo:rsid="00304622" style:font-size-asian="11pt" style:font-style-asian="italic" style:font-size-complex="11pt" style:font-style-complex="italic"/>
    </style:style>
    <style:style style:name="T7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3b28c" style:font-size-asian="11pt" style:font-size-complex="11pt"/>
    </style:style>
    <style:style style:name="T7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2d7cf" style:font-size-asian="11pt" style:font-size-complex="11pt"/>
    </style:style>
    <style:style style:name="T7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6c90d" style:font-size-asian="11pt" style:font-size-complex="11pt"/>
    </style:style>
    <style:style style:name="T78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style:font-size-asian="11pt" style:font-size-complex="11pt"/>
    </style:style>
    <style:style style:name="T79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3b28c" style:font-size-asian="11pt" style:font-size-complex="11pt"/>
    </style:style>
    <style:style style:name="T80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ae23e" style:font-size-asian="11pt" style:font-size-complex="11pt"/>
    </style:style>
    <style:style style:name="T81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c1cf9" style:font-size-asian="11pt" style:font-size-complex="11pt"/>
    </style:style>
    <style:style style:name="T82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3f464" style:font-size-asian="11pt" style:font-size-complex="11pt"/>
    </style:style>
    <style:style style:name="T83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5b61a" style:font-size-asian="11pt" style:font-size-complex="11pt"/>
    </style:style>
    <style:style style:name="T84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60d065" style:font-size-asian="11pt" style:font-size-complex="11pt"/>
    </style:style>
    <style:style style:name="T85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f18ff" style:font-size-asian="11pt" style:font-size-complex="11pt"/>
    </style:style>
    <style:style style:name="T86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f18ff" style:font-name-asian="Liberation Mono1" style:font-size-asian="11pt" style:font-name-complex="Liberation Mono1" style:font-size-complex="11pt"/>
    </style:style>
    <style:style style:name="T87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623d18" style:font-name-asian="Liberation Mono1" style:font-size-asian="11pt" style:font-name-complex="Liberation Mono1" style:font-size-complex="11pt"/>
    </style:style>
    <style:style style:name="T88" style:family="text">
      <style:text-properties fo:font-variant="normal" fo:text-transform="none" fo:color="#000000" loext:opacity="100%" style:font-name="Liberation Mono" fo:font-size="11pt" fo:letter-spacing="normal" fo:language="es" fo:country="MX" fo:font-style="italic" fo:font-weight="normal" style:font-size-asian="11pt" style:font-style-asian="italic" style:font-size-complex="11pt" style:font-style-complex="italic"/>
    </style:style>
    <style:style style:name="T8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style:font-size-asian="11pt" style:font-size-complex="11pt"/>
    </style:style>
    <style:style style:name="T9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14e250" style:font-size-asian="11pt" style:font-size-complex="11pt"/>
    </style:style>
    <style:style style:name="T91" style:family="text">
      <style:text-properties fo:font-variant="normal" fo:text-transform="none" fo:color="#800080" loext:opacity="100%" style:font-name="Liberation Sans1" fo:font-size="11pt" fo:letter-spacing="normal" fo:language="es" fo:country="MX" fo:font-style="normal" fo:font-weight="normal" style:font-size-asian="11pt" style:font-size-complex="11pt"/>
    </style:style>
    <style:style style:name="T92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93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13b28c" style:font-size-asian="11pt" style:font-size-complex="11pt"/>
    </style:style>
    <style:style style:name="T94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2ed321" style:font-size-asian="11pt" style:font-size-complex="11pt"/>
    </style:style>
    <style:style style:name="T95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526bc3" style:font-size-asian="11pt" style:font-size-complex="11pt"/>
    </style:style>
    <style:style style:name="T96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style:font-size-asian="11pt" style:font-size-complex="11pt"/>
    </style:style>
    <style:style style:name="T97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13b28c" style:font-size-asian="11pt" style:font-size-complex="11pt"/>
    </style:style>
    <style:style style:name="T98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26b3f7" style:font-size-asian="11pt" style:font-size-complex="11pt"/>
    </style:style>
    <style:style style:name="T99" style:family="text">
      <style:text-properties fo:font-variant="normal" fo:text-transform="none" fo:color="#000080" loext:opacity="100%" style:font-name="Liberation Mono" fo:font-size="11pt" fo:letter-spacing="normal" fo:language="es" fo:country="MX" fo:font-style="normal" fo:font-weight="normal" officeooo:rsid="0014e250" style:font-size-asian="11pt" style:font-size-complex="11pt"/>
    </style:style>
    <style:style style:name="T100" style:family="text">
      <style:text-properties fo:font-variant="normal" fo:text-transform="none" fo:color="#000080" loext:opacity="100%" style:font-name="Liberation Mono" fo:font-size="11pt" fo:letter-spacing="normal" fo:language="es" fo:country="MX" fo:font-style="normal" fo:font-weight="normal" officeooo:rsid="0013f464" style:font-size-asian="11pt" style:font-size-complex="11pt"/>
    </style:style>
    <style:style style:name="T101" style:family="text">
      <style:text-properties fo:font-variant="normal" fo:text-transform="none" fo:color="#000080" loext:opacity="100%" style:font-name="SF Pro Text" fo:font-size="11pt" fo:letter-spacing="normal" fo:language="es" fo:country="MX" fo:font-style="normal" style:text-underline-style="solid" style:text-underline-width="auto" style:text-underline-color="font-color" fo:font-weight="normal" officeooo:rsid="0013b28c" style:font-size-asian="11pt" style:font-size-complex="11pt"/>
    </style:style>
    <style:style style:name="T102" style:family="text">
      <style:text-properties fo:font-variant="normal" fo:text-transform="none" fo:color="#000080" loext:opacity="100%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103" style:family="text">
      <style:text-properties fo:font-variant="normal" fo:text-transform="none" fo:color="#000080" loext:opacity="100%" fo:font-size="11pt" fo:letter-spacing="normal" fo:font-style="normal" style:text-underline-style="solid" style:text-underline-width="auto" style:text-underline-color="font-color" fo:font-weight="normal" officeooo:rsid="003af259" style:font-size-asian="11pt" style:font-size-complex="11pt"/>
    </style:style>
    <style:style style:name="T104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26fa06" style:font-size-asian="11pt" style:font-weight-asian="bold" style:font-size-complex="11pt" style:font-weight-complex="bold"/>
    </style:style>
    <style:style style:name="T105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13b28c" style:font-size-asian="11pt" style:font-weight-asian="bold" style:font-size-complex="11pt" style:font-weight-complex="bold"/>
    </style:style>
    <style:style style:name="T106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14e250" style:font-size-asian="11pt" style:font-weight-asian="bold" style:font-size-complex="11pt" style:font-weight-complex="bold"/>
    </style:style>
    <style:style style:name="T107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38568a" style:font-size-asian="11pt" style:font-weight-asian="bold" style:font-size-complex="11pt" style:font-weight-complex="bold"/>
    </style:style>
    <style:style style:name="T108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bold" officeooo:rsid="0013f464" style:font-size-asian="11pt" style:font-weight-asian="bold" style:font-size-complex="11pt" style:font-weight-complex="bold"/>
    </style:style>
    <style:style style:name="T109" style:family="text">
      <style:text-properties fo:font-variant="normal" fo:text-transform="none" fo:color="#808080" loext:opacity="100%" style:font-name="Liberation Mono" fo:font-size="11pt" fo:letter-spacing="normal" fo:language="es" fo:country="MX" fo:font-style="normal" fo:font-weight="normal" officeooo:rsid="0013f464" style:font-size-asian="11pt" style:font-weight-asian="normal" style:font-size-complex="11pt" style:font-weight-complex="normal"/>
    </style:style>
    <style:style style:name="T110" style:family="text">
      <style:text-properties fo:font-variant="normal" fo:text-transform="none" fo:color="#808080" loext:opacity="100%" style:font-name="Liberation Mono" fo:font-size="11pt" fo:letter-spacing="normal" fo:font-style="italic" fo:font-weight="bold" officeooo:rsid="00304622" style:font-size-asian="11pt" style:font-style-asian="italic" style:font-weight-asian="bold" style:font-size-complex="11pt" style:font-style-complex="italic" style:font-weight-complex="bold"/>
    </style:style>
    <style:style style:name="T111" style:family="text">
      <style:text-properties fo:font-variant="normal" fo:text-transform="none" fo:color="#808080" loext:opacity="100%" style:font-name="Liberation Sans1" fo:font-size="14pt" fo:letter-spacing="normal" fo:font-style="normal" fo:font-weight="normal" officeooo:rsid="0017d542" style:font-name-asian="Songti SC" style:font-size-asian="18pt" style:font-weight-asian="normal" style:font-name-complex="Arial Unicode MS" style:font-size-complex="18pt" style:font-weight-complex="normal"/>
    </style:style>
    <style:style style:name="T112" style:family="text">
      <style:text-properties fo:font-variant="normal" fo:text-transform="none" fo:color="#808080" loext:opacity="100%" style:font-name="Liberation Sans1" fo:font-size="14pt" fo:letter-spacing="normal" fo:font-style="normal" fo:font-weight="normal" officeooo:rsid="0014e250" style:font-name-asian="Songti SC" style:font-size-asian="18pt" style:font-weight-asian="normal" style:font-name-complex="Arial Unicode MS" style:font-size-complex="18pt" style:font-weight-complex="normal"/>
    </style:style>
    <style:style style:name="T113" style:family="text">
      <style:text-properties fo:font-variant="normal" fo:text-transform="none" fo:color="#808080" loext:opacity="100%" style:font-name="Liberation Sans1" fo:font-size="11pt" fo:letter-spacing="normal" fo:language="es" fo:country="MX" fo:font-style="normal" fo:font-weight="bold" officeooo:rsid="0013b28c" style:font-size-asian="11pt" style:font-weight-asian="bold" style:font-size-complex="11pt" style:font-weight-complex="bold"/>
    </style:style>
    <style:style style:name="T114" style:family="text">
      <style:text-properties fo:font-variant="normal" fo:text-transform="none" fo:color="#808080" loext:opacity="100%" fo:font-size="11pt" fo:letter-spacing="normal" fo:font-style="normal" fo:font-weight="bold" style:font-size-asian="11pt" style:font-weight-asian="bold" style:font-size-complex="11pt" style:font-weight-complex="bold"/>
    </style:style>
    <style:style style:name="T115" style:family="text">
      <style:text-properties fo:font-variant="normal" fo:text-transform="none" style:use-window-font-color="true" loext:opacity="0%" style:font-name="Liberation Mono" fo:font-size="11pt" fo:letter-spacing="normal" fo:language="es" fo:country="MX" fo:font-style="normal" fo:font-weight="normal" officeooo:rsid="003059b1" style:font-size-asian="11pt" style:font-size-complex="11pt"/>
    </style:style>
    <style:style style:name="T116" style:family="text">
      <style:text-properties fo:font-variant="normal" fo:text-transform="none" style:use-window-font-color="true" loext:opacity="0%" style:font-name="Liberation Mono" fo:font-size="11pt" fo:letter-spacing="normal" fo:language="es" fo:country="MX" fo:font-style="normal" style:text-underline-style="none" fo:font-weight="normal" officeooo:rsid="0026fa06" style:font-size-asian="11pt" style:font-size-complex="11pt"/>
    </style:style>
    <style:style style:name="T117" style:family="text">
      <style:text-properties fo:font-variant="normal" fo:text-transform="none" style:use-window-font-color="true" loext:opacity="0%" style:font-name="Liberation Sans1" fo:font-size="11pt" fo:letter-spacing="normal" fo:language="es" fo:country="MX" fo:font-style="normal" style:text-underline-style="none" fo:font-weight="normal" officeooo:rsid="0026fa06" style:font-size-asian="11pt" style:font-size-complex="11pt"/>
    </style:style>
    <style:style style:name="T118" style:family="text">
      <style:text-properties fo:font-variant="normal" fo:text-transform="none" style:use-window-font-color="true" loext:opacity="0%" style:font-name="Liberation Sans1" fo:font-size="11pt" fo:letter-spacing="normal" fo:font-style="normal" style:text-underline-style="none" fo:font-weight="normal" style:font-size-asian="11pt" style:font-size-complex="11pt"/>
    </style:style>
    <style:style style:name="T119" style:family="text">
      <style:text-properties fo:font-variant="normal" fo:text-transform="none" style:use-window-font-color="true" loext:opacity="0%" fo:font-size="11pt" fo:letter-spacing="normal" fo:font-style="normal" style:text-underline-style="none" fo:font-weight="normal" officeooo:rsid="003af259" style:font-size-asian="11pt" style:font-size-complex="11pt"/>
    </style:style>
    <style:style style:name="T120" style:family="text">
      <style:text-properties fo:color="#000000" loext:opacity="100%" style:font-name="Liberation Mono" fo:font-size="10pt" fo:language="es" fo:country="MX" style:font-size-asian="10pt" style:font-size-complex="10pt"/>
    </style:style>
    <style:style style:name="T121" style:family="text">
      <style:text-properties officeooo:rsid="0012d7cf"/>
    </style:style>
    <style:style style:name="T122" style:family="text">
      <style:text-properties style:font-name="Liberation Sans" officeooo:rsid="0012d7cf" style:font-name-asian="Liberation Sans" style:font-name-complex="Liberation Sans"/>
    </style:style>
    <style:style style:name="T123" style:family="text">
      <style:text-properties style:font-name="Liberation Sans1" fo:font-size="11pt" fo:language="es" fo:country="MX" style:font-size-asian="11pt" style:font-size-complex="11pt"/>
    </style:style>
    <style:style style:name="T124" style:family="text">
      <style:text-properties style:font-name="Liberation Sans1" fo:font-size="11pt" fo:language="es" fo:country="MX" fo:font-style="normal" style:font-size-asian="11pt" style:font-size-complex="11pt"/>
    </style:style>
    <style:style style:name="T125" style:family="text">
      <style:text-properties style:font-name="Liberation Sans1" fo:font-size="11pt" style:font-size-asian="11pt" style:font-size-complex="11pt"/>
    </style:style>
    <style:style style:name="T126" style:family="text">
      <style:text-properties style:font-name="Liberation Mono"/>
    </style:style>
    <style:style style:name="T127" style:family="text">
      <style:text-properties style:font-name="Liberation Mono" fo:font-style="italic" style:font-style-asian="italic" style:font-style-complex="italic"/>
    </style:style>
    <style:style style:name="T128" style:family="text">
      <style:text-properties fo:font-style="normal" fo:font-weight="normal"/>
    </style:style>
    <style:style style:name="T129" style:family="text">
      <style:text-properties fo:color="#808080" loext:opacity="100%" style:font-name="Liberation Mono" fo:font-weight="bold" style:font-weight-asian="bold" style:font-weight-complex="bold"/>
    </style:style>
    <style:style style:name="T130" style:family="text">
      <style:text-properties fo:color="#808080" loext:opacity="100%" style:font-name="Liberation Mono" fo:font-weight="bold" officeooo:rsid="0012d7cf" style:font-weight-asian="bold" style:font-weight-complex="bold"/>
    </style:style>
    <style:style style:name="T131" style:family="text">
      <style:text-properties fo:color="#808080" loext:opacity="100%" fo:font-weight="normal" style:font-weight-asian="normal" style:font-weight-complex="normal"/>
    </style:style>
    <style:style style:name="T132" style:family="text">
      <style:text-properties fo:color="#808080" loext:opacity="100%" fo:font-weight="normal" officeooo:rsid="0017d542" style:font-weight-asian="normal" style:font-weight-complex="normal"/>
    </style:style>
    <style:style style:name="T133" style:family="text">
      <style:text-properties fo:color="#808080" loext:opacity="100%" fo:font-weight="normal" officeooo:rsid="0012d7cf" style:font-weight-asian="normal" style:font-weight-complex="normal"/>
    </style:style>
    <style:style style:name="T134" style:family="text">
      <style:text-properties officeooo:rsid="0017d542"/>
    </style:style>
    <style:style style:name="T135" style:family="text">
      <style:text-properties officeooo:rsid="001a500e"/>
    </style:style>
    <style:style style:name="T136" style:family="text">
      <style:text-properties officeooo:rsid="0031803d"/>
    </style:style>
    <style:style style:name="T137" style:family="text">
      <style:text-properties officeooo:rsid="0039fef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1" table:style-name="Table1">
        <table:table-column table:style-name="Table1.A"/>
        <table:table-column table:style-name="Table1.B"/>
        <table:table-row table:style-name="TableLine140403691521296">
          <table:table-cell table:style-name="Table1.A1" office:value-type="string">
            <text:p text:style-name="P23"><text:span text:style-name="T126">mode</text:span> {<text:span text:style-name="T127">base</text:span>}</text:p>
          </table:table-cell>
          <table:table-cell table:style-name="Table1.A1" office:value-type="string">
            <text:p text:style-name="P24">Documentación de <text:span text:style-name="T129">R</text:span></text:p>
          </table:table-cell>
        </table:table-row>
      </table:table>
      <text:p text:style-name="P19"/>
      <text:p text:style-name="P39">El modo de almacenamiento de un objeto</text:p>
      <text:h text:style-name="P5" text:outline-level="2"><text:bookmark-start text:name="__RefHeading___Toc1329_3538633323"/><text:span text:style-name="T134">1. </text:span>Descripción<text:bookmark-end text:name="__RefHeading___Toc1329_3538633323"/></text:h>
      <text:p text:style-name="P31"><text:span text:style-name="T28">Las funciones </text:span><text:span text:style-name="T83">mode()</text:span><text:span text:style-name="T28"> y </text:span><text:span text:style-name="T83">storage.mode()</text:span><text:span text:style-name="T28"> d</text:span><text:span text:style-name="T29">evuelve</text:span><text:span text:style-name="T28">n</text:span><text:span text:style-name="T30"> o </text:span><text:span text:style-name="T28">modifican</text:span><text:span text:style-name="T30"> el modo de almacenamiento </text:span><text:span text:style-name="T44">general</text:span><text:span text:style-name="T28"> </text:span><text:span text:style-name="T30">de un objeto </text:span><text:span text:style-name="T31">en </text:span><text:span text:style-name="T107">R</text:span><text:span text:style-name="T30">. </text:span><text:span text:style-name="T32">Para </text:span><text:span text:style-name="T31">conocer </text:span><text:span text:style-name="T41">sobre el</text:span><text:span text:style-name="T32"> modo</text:span><text:span text:style-name="T34"> </text:span><text:span text:style-name="T32">de almacenamiento </text:span><text:span text:style-name="T41">específico</text:span><text:span text:style-name="T33"> o </text:span><text:span text:style-name="T43">tipo</text:span><text:span text:style-name="T35">,</text:span><text:span text:style-name="T32"> </text:span><text:span text:style-name="T31">consulte </text:span><text:span text:style-name="T39">la página de ayuda de la función</text:span><text:span text:style-name="T32"> </text:span><text:span text:style-name="T98">typeof()</text:span><text:span text:style-name="T64">.</text:span></text:p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Índice</text:p>
          </text:index-title>
          <text:p text:style-name="P3"><text:a xlink:type="simple" xlink:href="#__RefHeading___Toc1329_3538633323" text:style-name="Index_20_Link" text:visited-style-name="Index_20_Link"><text:span text:style-name="T123">1. Descripción<text:tab/>1</text:span></text:a></text:p>
          <text:p text:style-name="P3"><text:a xlink:type="simple" xlink:href="#__RefHeading___Toc1331_3538633323" text:style-name="Index_20_Link" text:visited-style-name="Index_20_Link"><text:span text:style-name="T123">2. Utilización<text:tab/>1</text:span></text:a></text:p>
          <text:p text:style-name="P3"><text:a xlink:type="simple" xlink:href="#__RefHeading___Toc1333_3538633323" text:style-name="Index_20_Link" text:visited-style-name="Index_20_Link"><text:span text:style-name="T123">3. Argumentos<text:tab/>1</text:span></text:a></text:p>
          <text:p text:style-name="P3"><text:a xlink:type="simple" xlink:href="#__RefHeading___Toc1335_3538633323" text:style-name="Index_20_Link" text:visited-style-name="Index_20_Link"><text:span text:style-name="T123">4. Detalles<text:tab/>1</text:span></text:a></text:p>
          <text:p text:style-name="P3"><text:a xlink:type="simple" xlink:href="#__RefHeading___Toc1337_3538633323" text:style-name="Index_20_Link" text:visited-style-name="Index_20_Link"><text:span text:style-name="T124">5. Nombres de los modos</text:span></text:a><text:a xlink:type="simple" xlink:href="#__RefHeading___Toc1337_3538633323" text:style-name="Index_20_Link" text:visited-style-name="Index_20_Link"><text:span text:style-name="T123"><text:tab/>2</text:span></text:a></text:p>
          <text:p text:style-name="P3"><text:a xlink:type="simple" xlink:href="#__RefHeading___Toc1339_3538633323" text:style-name="Index_20_Link" text:visited-style-name="Index_20_Link"><text:span text:style-name="T123">6. Referencias<text:tab/>2</text:span></text:a></text:p>
          <text:p text:style-name="P3"><text:a xlink:type="simple" xlink:href="#__RefHeading___Toc1341_3538633323" text:style-name="Index_20_Link" text:visited-style-name="Index_20_Link"><text:span text:style-name="T123">7. También véase<text:tab/>2</text:span></text:a></text:p>
          <text:p text:style-name="P3"><text:a xlink:type="simple" xlink:href="#__RefHeading___Toc1343_3538633323" text:style-name="Index_20_Link" text:visited-style-name="Index_20_Link"><text:span text:style-name="T123">8. Ejemplos<text:tab/>2</text:span></text:a></text:p>
        </text:index-body>
      </text:table-of-content>
      <text:h text:style-name="P2" text:outline-level="2"><text:bookmark-start text:name="__RefHeading___Toc1331_3538633323"/><text:span text:style-name="T132">2. </text:span><text:span text:style-name="T131">U</text:span><text:span text:style-name="T133">tilización</text:span><text:bookmark-end text:name="__RefHeading___Toc1331_3538633323"/></text:h>
      <text:p text:style-name="P15">mode(x)</text:p>
      <text:p text:style-name="P14">mode(x) &lt;- val<text:span text:style-name="T121">or</text:span></text:p>
      <text:p text:style-name="P14">storage.mode(x)</text:p>
      <text:p text:style-name="P16">storage.mode(x) &lt;- val<text:span text:style-name="T121">or</text:span></text:p>
      <text:h text:style-name="P5" text:outline-level="2"><text:bookmark-start text:name="__RefHeading___Toc1333_3538633323"/><text:span text:style-name="T134">3. </text:span>Argument<text:span text:style-name="T121">o</text:span>s<text:bookmark-end text:name="__RefHeading___Toc1333_3538633323"/></text:h>
      <table:table table:name="Table2" table:style-name="Table2">
        <table:table-column table:style-name="Table2.A"/>
        <table:table-column table:style-name="Table2.B"/>
        <table:table-row table:style-name="TableLine140403694853504">
          <table:table-cell table:style-name="Table2.A1" office:value-type="string">
            <text:p text:style-name="Table_20_Contents"><text:span text:style-name="Source_20_Text"><text:span text:style-name="T120">x</text:span></text:span></text:p>
            <text:p text:style-name="P7">x</text:p>
          </table:table-cell>
          <table:table-cell table:style-name="Table2.A1" office:value-type="string">
            <text:p text:style-name="P25"><text:span text:style-name="T121">Cualquier objeto </text:span><text:span text:style-name="T135">en</text:span><text:span text:style-name="T121"> </text:span><text:span text:style-name="T130">R</text:span><text:span text:style-name="T121">.</text:span></text:p>
          </table:table-cell>
        </table:table-row>
        <table:table-row table:style-name="TableLine140403693308224">
          <table:table-cell table:style-name="Table2.A1" office:value-type="string">
            <text:p text:style-name="Table_20_Contents"><text:span text:style-name="Source_20_Text"><text:span text:style-name="T120">value</text:span></text:span></text:p>
            <text:p text:style-name="P7">valor</text:p>
          </table:table-cell>
          <table:table-cell table:style-name="Table2.A1" office:value-type="string">
            <text:p text:style-name="P26"><text:span text:style-name="T121">Una cadena de caracteres que devuelve el modo de almacenamiento </text:span><text:span text:style-name="T137">genérico</text:span><text:span text:style-name="T121"> </text:span><text:span text:style-name="T122">del objeto deseado</text:span><text:span text:style-name="T121">. </text:span></text:p>
          </table:table-cell>
        </table:table-row>
      </table:table>
      <text:h text:style-name="P5" text:outline-level="2"><text:bookmark-start text:name="__RefHeading___Toc1335_3538633323"/><text:span text:style-name="T134">4. </text:span>Deta<text:span text:style-name="T121">lles</text:span><text:bookmark-end text:name="__RefHeading___Toc1335_3538633323"/></text:h>
      <text:p text:style-name="P9"><text:span text:style-name="T3">Tanto </text:span><text:span text:style-name="T76">mode</text:span><text:span text:style-name="T77">()</text:span><text:span text:style-name="T3"> como </text:span><text:span text:style-name="T76">storage.mode</text:span><text:span text:style-name="T77">()</text:span><text:span text:style-name="T3"> devuelven una cadena de caracteres que </text:span><text:span text:style-name="T5">despliega</text:span><text:span text:style-name="T3"> el modo </text:span><text:span text:style-name="T4">o el </text:span><text:span text:style-name="T5">tipo de almacenamiento</text:span><text:span text:style-name="T3"> del objeto —</text:span><text:span text:style-name="T2">a menudo </text:span><text:span text:style-name="T5">coinciden</text:span><text:span text:style-name="T3">—. </text:span><text:span text:style-name="T2">Ambas funciones dependen de</text:span><text:span text:style-name="T4">l valor devuelto por</text:span><text:span text:style-name="T2"> </text:span><text:span text:style-name="T93">typeof</text:span><text:span text:style-name="T75">(x)</text:span><text:span text:style-name="T2">. Véase </text:span><text:span text:style-name="T4">la sección de </text:span><text:span text:style-name="T11">Ejemplos</text:span><text:span text:style-name="T10">.</text:span></text:p>
      <text:p text:style-name="P29"><text:span text:style-name="T79">mode(x) &lt;- </text:span><text:span text:style-name="Source_20_Text"><text:span text:style-name="T79">"n</text:span></text:span><text:span text:style-name="Source_20_Text"><text:span text:style-name="T80">uevo</text:span></text:span><text:span text:style-name="Source_20_Text"><text:span text:style-name="T79">mod</text:span></text:span><text:span text:style-name="Source_20_Text"><text:span text:style-name="T80">o</text:span></text:span><text:span text:style-name="Source_20_Text"><text:span text:style-name="T79">"</text:span></text:span><text:span text:style-name="T14"> cambia el valor de </text:span><text:span text:style-name="T79">mode</text:span><text:span text:style-name="T14"> </text:span><text:span text:style-name="T15">(modo) </text:span><text:span text:style-name="T14">del objeto </text:span><text:span text:style-name="T79">x</text:span><text:span text:style-name="T14"> a </text:span><text:span text:style-name="T79">n</text:span><text:span text:style-name="T80">uevo</text:span><text:span text:style-name="T79">mod</text:span><text:span text:style-name="T80">o</text:span><text:span text:style-name="T14">. Esta operación solo </text:span><text:span text:style-name="T16">estará</text:span><text:span text:style-name="T14"> permitida si </text:span><text:span text:style-name="T17">existe </text:span><text:span text:style-name="T37">una</text:span><text:span text:style-name="T16"> </text:span><text:span text:style-name="T17">función </text:span><text:span text:style-name="T16">interna </text:span><text:span text:style-name="T37">como</text:span><text:span text:style-name="T79">.n</text:span><text:span text:style-name="T84">uevomodo()</text:span><text:span text:style-name="T17"> apropiada</text:span><text:span text:style-name="T14"> </text:span><text:span text:style-name="T16">para cada</text:span><text:span text:style-name="T14"> </text:span><text:span text:style-name="T16">modo,</text:span><text:span text:style-name="T14"> como </text:span><text:span text:style-name="T16">es el caso de</text:span><text:span text:style-name="T14">, por ejemplo, </text:span><text:span text:style-name="T16">los tipos </text:span><text:span text:style-name="T18">de almacenamiento </text:span><text:span text:style-name="T37">ya </text:span><text:span text:style-name="T16">definidos:</text:span><text:span text:style-name="T14"> </text:span><text:span text:style-name="Source_20_Text"><text:span text:style-name="T79">"logical"</text:span></text:span><text:span text:style-name="T14">, </text:span><text:span text:style-name="Source_20_Text"><text:span text:style-name="T79">"integer"</text:span></text:span><text:span text:style-name="T14">, </text:span><text:span text:style-name="Source_20_Text"><text:span text:style-name="T79">"double"</text:span></text:span><text:span text:style-name="T14">, </text:span><text:span text:style-name="Source_20_Text"><text:span text:style-name="T79">"complex"</text:span></text:span><text:span text:style-name="T14">, </text:span><text:span text:style-name="Source_20_Text"><text:span text:style-name="T79">"raw"</text:span></text:span><text:span text:style-name="T14">, </text:span><text:span text:style-name="Source_20_Text"><text:span text:style-name="T79">"character"</text:span></text:span><text:span text:style-name="T14">, </text:span><text:span text:style-name="Source_20_Text"><text:span text:style-name="T79">"list"</text:span></text:span><text:span text:style-name="T79">,</text:span><text:span text:style-name="T14"> </text:span><text:span text:style-name="Source_20_Text"><text:span text:style-name="T79">"expression"</text:span></text:span><text:span text:style-name="T14">, </text:span><text:span text:style-name="Source_20_Text"><text:span text:style-name="T79">"name"</text:span></text:span><text:span text:style-name="T14">, </text:span><text:span text:style-name="Source_20_Text"><text:span text:style-name="T79">"symbol" </text:span></text:span><text:span text:style-name="T14">y </text:span><text:span text:style-name="Source_20_Text"><text:span text:style-name="T79">"function"</text:span></text:span><text:span text:style-name="Source_20_Text"><text:span text:style-name="T51">. Los atributos </text:span></text:span><text:span text:style-name="Source_20_Text"><text:span text:style-name="T52">del objeto</text:span></text:span><text:span text:style-name="Source_20_Text"><text:span text:style-name="T51"> s</text:span></text:span><text:span text:style-name="Source_20_Text"><text:span text:style-name="T52">erá</text:span></text:span><text:span text:style-name="Source_20_Text"><text:span text:style-name="T51">n preservados aunque debe</text:span></text:span><text:span text:style-name="Source_20_Text"><text:span text:style-name="T52">rá</text:span></text:span><text:span text:style-name="Source_20_Text"><text:span text:style-name="T51"> cumplirse lo especificado a continuación.</text:span></text:span></text:p>
      <text:p text:style-name="P27"><text:soft-page-break/><text:span text:style-name="Source_20_Text"><text:span text:style-name="T79">storage.mode(x) &lt;- "n</text:span></text:span><text:span text:style-name="Source_20_Text"><text:span text:style-name="T86">uevomodo</text:span></text:span><text:span text:style-name="Source_20_Text"><text:span text:style-name="T79">"</text:span></text:span><text:span text:style-name="Source_20_Text"><text:span text:style-name="T51"> </text:span></text:span><text:span text:style-name="Source_20_Text"><text:span text:style-name="T52">e</text:span></text:span><text:span text:style-name="T14">s una versión </text:span><text:span text:style-name="T101">primitiva</text:span><text:span text:style-name="T14"> </text:span><text:span text:style-name="T19">y </text:span><text:span text:style-name="T14">más eficiente de </text:span><text:span text:style-name="Source_20_Text"><text:span text:style-name="T79">mode&lt;-</text:span></text:span><text:span text:style-name="T14">, que funciona para </text:span><text:span text:style-name="Source_20_Text"><text:span text:style-name="T79">"n</text:span></text:span><text:span text:style-name="Source_20_Text"><text:span text:style-name="T85">uevomodo</text:span></text:span><text:span text:style-name="Source_20_Text"><text:span text:style-name="T79">"</text:span></text:span><text:span text:style-name="Source_20_Text"><text:span text:style-name="T51"> </text:span></text:span><text:span text:style-name="Source_20_Text"><text:span text:style-name="T53">cuando sea igual a uno</text:span></text:span><text:span text:style-name="Source_20_Text"><text:span text:style-name="T51"> los tipos internos (véase </text:span></text:span><text:span text:style-name="Source_20_Text"><text:span text:style-name="T97">typeof</text:span></text:span><text:span text:style-name="Source_20_Text"><text:span text:style-name="T51">), </text:span></text:span><text:span text:style-name="Source_20_Text"><text:span text:style-name="T53">aunque</text:span></text:span><text:span text:style-name="Source_20_Text"><text:span text:style-name="T51"> no </text:span></text:span><text:span text:style-name="Source_20_Text"><text:span text:style-name="T53">lo hará </text:span></text:span><text:span text:style-name="Source_20_Text"><text:span text:style-name="T51">para </text:span></text:span><text:span text:style-name="Source_20_Text"><text:span text:style-name="T79">"single"</text:span></text:span><text:span text:style-name="Source_20_Text"><text:span text:style-name="T14">. Los atributos s</text:span></text:span><text:span text:style-name="Source_20_Text"><text:span text:style-name="T20">erá</text:span></text:span><text:span text:style-name="Source_20_Text"><text:span text:style-name="T14">n preservados.</text:span></text:span></text:p>
      <text:p text:style-name="P28"><text:span text:style-name="T14">Ya que el modo de almacenamiento </text:span><text:span text:style-name="Source_20_Text"><text:span text:style-name="T79">"single"</text:span></text:span><text:span text:style-name="T14"> en </text:span><text:span text:style-name="T105">R</text:span><text:span text:style-name="T113"> </text:span><text:span text:style-name="T51">es só</text:span><text:span text:style-name="T14">lo un pseudo-modo </text:span><text:span text:style-name="T19">de almacenamiento</text:span><text:span text:style-name="T14">, no será reportado por </text:span><text:span text:style-name="T79">mode</text:span><text:span text:style-name="T81">()</text:span><text:span text:style-name="T14"> o </text:span><text:span text:style-name="T79">storage.mode</text:span><text:span text:style-name="T81">()</text:span><text:span text:style-name="T14">. Para </text:span><text:span text:style-name="T21">desplegarlo</text:span><text:span text:style-name="T14"> utilice </text:span><text:span text:style-name="T79">attr(objeto, </text:span><text:span text:style-name="Source_20_Text"><text:span text:style-name="T79">"Csingle")</text:span></text:span><text:span text:style-name="Source_20_Text"><text:span text:style-name="T51"> al examinar </text:span></text:span><text:span text:style-name="Source_20_Text"><text:span text:style-name="T54">un objeto</text:span></text:span><text:span text:style-name="Source_20_Text"><text:span text:style-name="T51">. No obstante, </text:span></text:span><text:span text:style-name="Source_20_Text"><text:span text:style-name="T79">mode&lt;-</text:span></text:span><text:span text:style-name="Source_20_Text"><text:span text:style-name="T51"> </text:span></text:span><text:span text:style-name="Source_20_Text"><text:span text:style-name="T55">sí</text:span></text:span><text:span text:style-name="Source_20_Text"><text:span text:style-name="T22"> </text:span></text:span><text:span text:style-name="Source_20_Text"><text:span text:style-name="T42">podrá</text:span></text:span><text:span text:style-name="Source_20_Text"><text:span text:style-name="T23"> utilizarse para establecer un modo </text:span></text:span><text:span text:style-name="Source_20_Text"><text:span text:style-name="T22">de almacenamiento </text:span></text:span><text:span text:style-name="Source_20_Text"><text:span text:style-name="T23">como</text:span></text:span><text:span text:style-name="Source_20_Text"><text:span text:style-name="T14"> </text:span></text:span><text:span text:style-name="Source_20_Text"><text:span text:style-name="T79">"single"</text:span></text:span><text:span text:style-name="Source_20_Text"><text:span text:style-name="T51">, </text:span></text:span><text:span text:style-name="Source_20_Text"><text:span text:style-name="T54">lo que establece</text:span></text:span><text:span text:style-name="Source_20_Text"><text:span text:style-name="T55">rá</text:span></text:span><text:span text:style-name="Source_20_Text"><text:span text:style-name="T54"> al </text:span></text:span><text:span text:style-name="Source_20_Text"><text:span text:style-name="T70">tipo</text:span></text:span><text:span text:style-name="Source_20_Text"><text:span text:style-name="T54"> </text:span></text:span><text:span text:style-name="Source_20_Text"><text:span text:style-name="T70">interno</text:span></text:span><text:span text:style-name="Source_20_Text"><text:span text:style-name="T54"> como </text:span></text:span><text:span text:style-name="Source_20_Text"><text:span text:style-name="T82">"double"</text:span></text:span><text:span text:style-name="Source_20_Text"><text:span text:style-name="T54"> y al atributo </text:span></text:span><text:span text:style-name="Source_20_Text"><text:span text:style-name="T82">"Csingle"</text:span></text:span><text:span text:style-name="Source_20_Text"><text:span text:style-name="T54"> como </text:span></text:span><text:span text:style-name="Source_20_Text"><text:span text:style-name="T71">verdadero</text:span></text:span><text:span text:style-name="Source_20_Text"><text:span text:style-name="T54"> (</text:span></text:span><text:span text:style-name="Source_20_Text"><text:span text:style-name="T87">TRUE</text:span></text:span><text:span text:style-name="Source_20_Text"><text:span text:style-name="T54">). Si se establece otro modo </text:span></text:span><text:span text:style-name="Source_20_Text"><text:span text:style-name="T55">de almacenamiento</text:span></text:span><text:span text:style-name="Source_20_Text"><text:span text:style-name="T54"> este atributo será removido del objeto.</text:span></text:span></text:p>
      <text:p text:style-name="P30"><text:span text:style-name="T23">Advierta que, en los ejemplos ofrecidos más adelante, algunas llamadas (</text:span><text:a xlink:type="simple" xlink:href="http://127.0.0.1:18252/help/library/base/help/call" text:style-name="Internet_20_link" text:visited-style-name="Visited_20_Internet_20_Link"><text:span text:style-name="Source_20_Text"><text:span text:style-name="T100">call</text:span></text:span></text:a><text:span text:style-name="T23">) </text:span><text:span text:style-name="T38">tendrán</text:span><text:span text:style-name="T23"> el modo </text:span><text:span text:style-name="T22">de almacenamiento </text:span><text:span text:style-name="T24">representado por un paréntesis de apertura </text:span><text:span text:style-name="T25">entre comilla</text:span><text:span text:style-name="T56">s</text:span><text:span text:style-name="T57">,</text:span><text:span text:style-name="T54"> </text:span><text:span text:style-name="Source_20_Text"><text:span text:style-name="T82">"("</text:span></text:span><text:span text:style-name="Source_20_Text"><text:span text:style-name="T54">,</text:span></text:span><text:span text:style-name="T54"> </text:span><text:span text:style-name="T68">para preservar la </text:span><text:span text:style-name="T54">compatib</text:span><text:span text:style-name="T68">ilidad</text:span><text:span text:style-name="T54"> con </text:span><text:span text:style-name="T109">S</text:span><text:span text:style-name="T54">.</text:span></text:p>
      <text:h text:style-name="P8" text:outline-level="2"><text:bookmark-start text:name="__RefHeading___Toc1337_3538633323"/><text:span text:style-name="T111">5. </text:span><text:span text:style-name="T112">Nombres de los modos</text:span><text:bookmark-end text:name="__RefHeading___Toc1337_3538633323"/></text:h>
      <text:p text:style-name="P11"><text:span text:style-name="T1">Los modos tienen el mismo conjunto de nombres que los tipos (véase </text:span><text:span text:style-name="T92">typeof</text:span><text:span text:style-name="T94">()</text:span><text:span text:style-name="T1">) excepto que:</text:span></text:p>
      <text:list xml:id="list2538246386" text:style-name="L1">
        <text:list-item>
          <text:p text:style-name="P37"><text:span text:style-name="T50"><text:s/></text:span><text:span text:style-name="T58">Los </text:span><text:span text:style-name="T50">t</text:span><text:span text:style-name="T58">i</text:span><text:span text:style-name="T50">p</text:span><text:span text:style-name="T58">o </text:span><text:span text:style-name="T50">s </text:span><text:span text:style-name="Source_20_Text"><text:span text:style-name="T78">"integer"</text:span></text:span><text:span text:style-name="Source_20_Text"><text:span text:style-name="T50"> </text:span></text:span><text:span text:style-name="Source_20_Text"><text:span text:style-name="T59">(entero)</text:span></text:span><text:span text:style-name="Source_20_Text"><text:span text:style-name="T40"> </text:span></text:span><text:span text:style-name="T58">y </text:span><text:span text:style-name="Source_20_Text"><text:span text:style-name="T78">"double"</text:span></text:span><text:span text:style-name="Source_20_Text"><text:span text:style-name="T50"> </text:span></text:span><text:span text:style-name="Source_20_Text"><text:span text:style-name="T59">(doble) </text:span></text:span><text:span text:style-name="T58">s</text:span><text:span text:style-name="T59">erán</text:span><text:span text:style-name="T58"> devueltos como </text:span><text:span text:style-name="Source_20_Text"><text:span text:style-name="T78">"numeric"</text:span></text:span><text:span text:style-name="Source_20_Text"><text:span text:style-name="T50"> </text:span></text:span><text:span text:style-name="Source_20_Text"><text:span text:style-name="T59">(numérico)</text:span></text:span><text:span text:style-name="T50">.</text:span></text:p>
        </text:list-item>
        <text:list-item>
          <text:p text:style-name="P37"><text:span text:style-name="T58"><text:s/>Los tipos </text:span><text:span text:style-name="Source_20_Text"><text:span text:style-name="T78">"special"</text:span></text:span><text:span text:style-name="Source_20_Text"><text:span text:style-name="T50"> </text:span></text:span><text:span text:style-name="Source_20_Text"><text:span text:style-name="T59">(</text:span></text:span><text:span text:style-name="Source_20_Text"><text:span text:style-name="T69">función </text:span></text:span><text:span text:style-name="Source_20_Text"><text:span text:style-name="T59">especial) </text:span></text:span><text:span text:style-name="T58">y</text:span><text:span text:style-name="T50"> </text:span><text:span text:style-name="Source_20_Text"><text:span text:style-name="T78">"builtin"</text:span></text:span><text:span text:style-name="Source_20_Text"><text:span text:style-name="T50"> </text:span></text:span><text:span text:style-name="T59">(</text:span><text:span text:style-name="T69">función </text:span><text:span text:style-name="T59">integrada</text:span><text:span text:style-name="Source_20_Text"><text:span text:style-name="T59">) </text:span></text:span><text:span text:style-name="T58">s</text:span><text:span text:style-name="T60">erán</text:span><text:span text:style-name="T58"> devueltos como </text:span><text:span text:style-name="Source_20_Text"><text:span text:style-name="T78">"function"</text:span></text:span><text:span text:style-name="Source_20_Text"><text:span text:style-name="T50"> </text:span></text:span><text:span text:style-name="Source_20_Text"><text:span text:style-name="T59">(función)</text:span></text:span><text:span text:style-name="T50">.</text:span></text:p>
        </text:list-item>
        <text:list-item>
          <text:p text:style-name="P37"><text:span text:style-name="T13"><text:s/></text:span><text:span text:style-name="T58">El tipo </text:span><text:span text:style-name="Source_20_Text"><text:span text:style-name="T78">"symbol"</text:span></text:span><text:span text:style-name="Source_20_Text"><text:span text:style-name="T50"> </text:span></text:span><text:span text:style-name="Source_20_Text"><text:span text:style-name="T59">(símbolo) </text:span></text:span><text:span text:style-name="Source_20_Text"><text:span text:style-name="T56">será</text:span></text:span><text:span text:style-name="T50"> </text:span><text:span text:style-name="T58">llamado</text:span><text:span text:style-name="T50"> </text:span><text:span text:style-name="T58">con el modo </text:span><text:span text:style-name="Source_20_Text"><text:span text:style-name="T78">"name"</text:span></text:span><text:span text:style-name="Source_20_Text"><text:span text:style-name="T50"> </text:span></text:span><text:span text:style-name="Source_20_Text"><text:span text:style-name="T59">(nombre)</text:span></text:span><text:span text:style-name="T50">.</text:span></text:p>
        </text:list-item>
        <text:list-item>
          <text:p text:style-name="P38"><text:span text:style-name="T50"><text:s/></text:span><text:span text:style-name="T58">El tipo </text:span><text:span text:style-name="Source_20_Text"><text:span text:style-name="T78">"language"</text:span></text:span><text:span text:style-name="Source_20_Text"><text:span text:style-name="T50"> </text:span></text:span><text:span text:style-name="Source_20_Text"><text:span text:style-name="T59">(lenguaje) </text:span></text:span><text:span text:style-name="Source_20_Text"><text:span text:style-name="T56">será</text:span></text:span><text:span text:style-name="T50"> </text:span><text:span text:style-name="T58">devuelto como</text:span><text:span text:style-name="T58"> </text:span><text:span text:style-name="Source_20_Text"><text:span text:style-name="T78">"("</text:span></text:span><text:span text:style-name="Source_20_Text"><text:span text:style-name="T50"> </text:span></text:span><text:span text:style-name="Source_20_Text"><text:span text:style-name="T59">(</text:span></text:span><text:span text:style-name="Source_20_Text"><text:span text:style-name="T61">paréntesis de apertura</text:span></text:span><text:span text:style-name="Source_20_Text"><text:span text:style-name="T59">) </text:span></text:span><text:span text:style-name="T58">o como </text:span><text:span text:style-name="Source_20_Text"><text:span text:style-name="T78">"call"</text:span></text:span><text:span text:style-name="Source_20_Text"><text:span text:style-name="T50"> </text:span></text:span><text:span text:style-name="Source_20_Text"><text:span text:style-name="T59">(llamada)</text:span></text:span><text:span text:style-name="T13">.</text:span></text:p>
        </text:list-item>
      </text:list>
      <text:p text:style-name="P10"><text:span text:style-name="T6">Adviértase que los modos de almacenamiento, a diferencia de las clases de </text:span><text:span text:style-name="T7">los</text:span><text:span text:style-name="T6"> objetos (</text:span><text:span text:style-name="T95">classes</text:span><text:span text:style-name="T6">), son categorías </text:span><text:span text:style-name="T9">primarias, semi-</text:span><text:span text:style-name="T6">excluyentes, </text:span><text:span text:style-name="T7">estáticas y no definen completamente cómo deberá ser tratado un objeto por </text:span><text:span text:style-name="T9">otras</text:span><text:span text:style-name="T7"> funciones genéricas </text:span><text:span text:style-name="T8">(Horn 2020)</text:span><text:span text:style-name="T7">.</text:span></text:p>
      <text:h text:style-name="P5" text:outline-level="2"><text:bookmark-start text:name="__RefHeading___Toc1339_3538633323"/><text:span text:style-name="T134">6. </text:span>Referencias<text:bookmark-end text:name="__RefHeading___Toc1339_3538633323"/></text:h>
      <text:p text:style-name="P13"><text:span text:style-name="T1">Becker, Richard A., John M. Chambers, y Allan R. Wilks. </text:span><text:span text:style-name="T12">The New S Language</text:span><text:span text:style-name="T1">. Wadsworth &amp; Brookscole. Boca Raton, FL: CRC Press, 1988.</text:span></text:p>
      <text:p text:style-name="P35"><text:span text:style-name="T50">Horn, Brad. “Data Modes and Classes in R”. </text:span><text:span text:style-name="T72">Applied R Code</text:span><text:span text:style-name="T50">. Consultado el 10 de agosto de 2020. </text:span><text:a xlink:type="simple" xlink:href="http://applied-r.com/data-modes-and-classes/" text:style-name="Internet_20_link" text:visited-style-name="Visited_20_Internet_20_Link"><text:span text:style-name="T125">http://applied-r.com/data-modes-and-classes/</text:span></text:a><text:span text:style-name="T50">. </text:span><text:span text:style-name="T67">[En inglés]</text:span></text:p>
      <text:h text:style-name="P5" text:outline-level="2"><text:bookmark-start text:name="__RefHeading___Toc1341_3538633323"/><text:span text:style-name="T134">7. </text:span>También véase<text:bookmark-end text:name="__RefHeading___Toc1341_3538633323"/></text:h>
      <text:p text:style-name="P33"><text:a xlink:type="simple" xlink:href="http://127.0.0.1:18252/help/library/base/help/typeof" text:style-name="Internet_20_link" text:visited-style-name="Visited_20_Internet_20_Link"><text:span text:style-name="Source_20_Text"><text:span text:style-name="T99">typeof</text:span></text:span></text:a><text:span text:style-name="Source_20_Text"><text:span text:style-name="T115">()</text:span></text:span><text:span text:style-name="Source_20_Text"><text:span text:style-name="T62"> p</text:span></text:span><text:span text:style-name="T58">ara</text:span><text:span text:style-name="T26"> el </text:span><text:span text:style-name="T36">modo </text:span><text:span text:style-name="T27">de almacenamiento</text:span><text:span text:style-name="T26"> </text:span><text:span text:style-name="T36">interno </text:span><text:span text:style-name="T26">de </text:span><text:span text:style-name="T106">R</text:span><text:span text:style-name="T26">, </text:span><text:a xlink:type="simple" xlink:href="http://127.0.0.1:18252/help/library/utils/html/type.convert.html" text:style-name="Internet_20_link" text:visited-style-name="Visited_20_Internet_20_Link"><text:span text:style-name="Source_20_Text"><text:span text:style-name="T99">type.convert</text:span></text:span></text:a><text:span text:style-name="Source_20_Text"><text:span text:style-name="T115">()</text:span></text:span><text:span text:style-name="T58">, </text:span><text:a xlink:type="simple" xlink:href="http://127.0.0.1:18252/help/library/base/help/attributes" text:style-name="Internet_20_link" text:visited-style-name="Visited_20_Internet_20_Link"><text:span text:style-name="Source_20_Text"><text:span text:style-name="T99">attributes</text:span></text:span></text:a><text:span text:style-name="Source_20_Text"><text:span text:style-name="T115">()</text:span></text:span><text:span text:style-name="T58">.</text:span></text:p>
      <text:p text:style-name="P34"><text:a xlink:type="simple" xlink:href="http://127.0.0.1:35634/help/library/base/help/isS4" text:style-name="Internet_20_link" text:visited-style-name="Visited_20_Internet_20_Link"><text:span text:style-name="Source_20_Text"><text:span text:style-name="T96">isS4</text:span></text:span></text:a><text:span text:style-name="Source_20_Text"><text:span text:style-name="T116">()</text:span></text:span><text:span text:style-name="Source_20_Text"><text:span text:style-name="T117"> </text:span></text:span><text:span text:style-name="T117">para</text:span><text:span text:style-name="T65"> determinar si un objeto es de una clase </text:span><text:span text:style-name="T66">de</text:span><text:span text:style-name="T65"> </text:span><text:span text:style-name="T104">S4</text:span><text:span text:style-name="T65">.</text:span></text:p>
      <text:p text:style-name="P36"><text:span text:style-name="T103">c</text:span><text:span text:style-name="T102">lass</text:span><text:span text:style-name="T119">()</text:span><text:span text:style-name="T118"> </text:span><text:span text:style-name="T45">para conocer más sobre las clases de los objetos en </text:span><text:span text:style-name="T114">R</text:span><text:span text:style-name="T45">.</text:span></text:p>
      <text:p text:style-name="P12"><text:span text:style-name="T46">E</text:span><text:span text:style-name="T47">l capítulo 2 del manual </text:span><text:span text:style-name="T48">de</text:span><text:span text:style-name="T47"> </text:span><text:span text:style-name="T73">D</text:span><text:span text:style-name="T74">efinición del lenguaje </text:span><text:span text:style-name="T110">R</text:span><text:span text:style-name="T49">.</text:span></text:p>
      <text:h text:style-name="P6" text:outline-level="2"><text:bookmark-start text:name="__RefHeading___Toc1343_3538633323"/><text:soft-page-break/><text:span text:style-name="T134">8. </text:span>Ejemplos<text:bookmark-end text:name="__RefHeading___Toc1343_3538633323"/></text:h>
      <text:p text:style-name="P15">require(stats)</text:p>
      <text:p text:style-name="P21"/>
      <text:p text:style-name="P14">sapply(options(), mode)</text:p>
      <text:p text:style-name="P21"/>
      <text:p text:style-name="P14">cex3 &lt;- c("NULL", "1", "1:1", "1i", "list(1)", "data.frame(x = 1)",</text:p>
      <text:p text:style-name="P18"><text:s text:c="2"/><text:span text:style-name="T128">"pairlist(pi)", "c", "lm", "formals(lm)[[1]]", <text:s/>"formals(lm)[[2]]",</text:span></text:p>
      <text:p text:style-name="P18"><text:s text:c="2"/><text:span text:style-name="T128">"y ~ x","expression((1))[[1]]", "(y ~ x)[[1]]",</text:span></text:p>
      <text:p text:style-name="P18"><text:s text:c="2"/><text:span text:style-name="T128">"expression(x &lt;- pi)[[1]][[1]]")</text:span></text:p>
      <text:p text:style-name="P14">lex3 &lt;- sapply(cex3, function(x) eval(parse(text = x)))</text:p>
      <text:p text:style-name="P14">mex3 &lt;- t(sapply(lex3,</text:p>
      <text:p text:style-name="P18"><text:s text:c="17"/><text:span text:style-name="T128">function(x) c(typeof(x), storage.mode(x), mode(x))))</text:span></text:p>
      <text:p text:style-name="P14">dimnames(mex3) &lt;- list(cex3, c("typeof(.)","storage.mode(.)","mode(.)"))</text:p>
      <text:p text:style-name="P14">mex3</text:p>
      <text:p text:style-name="P14"/>
      <text:p text:style-name="P17">## Esto también realiza<text:span text:style-name="T136">rá</text:span> una copia local de 'pi':</text:p>
      <text:p text:style-name="P14">storage.mode(pi) &lt;- "complex"</text:p>
      <text:p text:style-name="P14">storage.mode(pi)</text:p>
      <text:p text:style-name="P16">rm(pi)</text:p>
      <text:p text:style-name="P20">________________________________________________________________________________</text:p>
      <text:p text:style-name="P32"><text:span text:style-name="T50">[Pa</text:span><text:span text:style-name="T63">quete</text:span><text:span text:style-name="T50"> </text:span><text:span text:style-name="Emphasis"><text:span text:style-name="T88">base</text:span></text:span><text:span text:style-name="T50"> versi</text:span><text:span text:style-name="T63">ó</text:span><text:span text:style-name="T50">n 4.0.2 </text:span><text:a xlink:type="simple" xlink:href="http://127.0.0.1:11318/help/library/base/html/00Index.html" text:style-name="Internet_20_link" text:visited-style-name="Visited_20_Internet_20_Link"><text:span text:style-name="T91">Index</text:span></text:a><text:span text:style-name="T50">]</text:span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" svg:font-family="Courier, monospac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F Pro Text" svg:font-family="'SF Pro Text', 'Helvetica Neue', Helvetica, Arial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1"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1T17:28:51.101811889</meta:creation-date>
    <dc:date>2021-12-13T04:45:04.518298234</dc:date>
    <meta:editing-duration>PT8H10M37S</meta:editing-duration>
    <meta:editing-cycles>68</meta:editing-cycles>
    <meta:generator>LibreOffice/7.2.2.2$MacOSX_X86_64 LibreOffice_project/02b2acce88a210515b4a5bb2e46cbfb63fe97d56</meta:generator>
    <meta:document-statistic meta:table-count="2" meta:image-count="0" meta:object-count="0" meta:page-count="3" meta:paragraph-count="66" meta:word-count="636" meta:character-count="4351" meta:non-whitespace-character-count="3757"/>
  </office:meta>
</office:document-meta>
</file>